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Ultrafine_20_2_20_Dots_20_3_20_Dashes" svg:stroke-width="0.035cm" draw:marker-start-width="0.252cm" draw:marker-end-width="0.252cm" draw:fill-color="#ccccff" draw:textarea-horizontal-align="justify" draw:textarea-vertical-align="middle" draw:auto-grow-height="false" fo:min-height="5.302cm" fo:min-width="23.116cm" fo:padding-top="0.142cm" fo:padding-bottom="0.142cm" fo:padding-left="0.267cm" fo:padding-right="0.267cm"/>
    </style:style>
    <style:style style:name="gr2" style:family="graphic" style:parent-style-name="standard">
      <style:graphic-properties draw:stroke="dash" draw:stroke-dash="Ultrafine_20_2_20_Dots_20_3_20_Dashes" svg:stroke-width="0.035cm" draw:marker-start-width="0.252cm" draw:marker-end-width="0.252cm" draw:fill-color="#ccccff" draw:textarea-horizontal-align="justify" draw:textarea-vertical-align="middle" draw:auto-grow-height="false" fo:min-height="7.268cm" fo:min-width="23.116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draw:marker-start-width="0.252cm" draw:marker-end-width="0.252cm" draw:textarea-horizontal-align="justify" draw:textarea-vertical-align="middle" draw:auto-grow-height="false" fo:min-height="0.666cm" fo:min-width="2.548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draw:marker-start-width="0.252cm" draw:marker-end-width="0.252cm" draw:fill-color="#00ff66" draw:textarea-horizontal-align="justify" draw:textarea-vertical-align="middle" draw:auto-grow-height="false" fo:min-height="0.666cm" fo:min-width="2.802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draw:marker-start-width="0.252cm" draw:marker-end-width="0.252cm" draw:fill-color="#00ff66" draw:textarea-horizontal-align="justify" draw:textarea-vertical-align="middle" draw:auto-grow-height="false" fo:min-height="1.369cm" fo:min-width="4.452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draw:marker-start-width="0.252cm" draw:marker-end-width="0.252cm" draw:fill-color="#cc9900" draw:textarea-horizontal-align="justify" draw:textarea-vertical-align="middle" draw:auto-grow-height="false" fo:min-height="1.219cm" fo:min-width="6.07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draw:marker-start-width="0.252cm" draw:marker-end-width="0.252cm" draw:fill-color="#cc9900" draw:textarea-horizontal-align="justify" draw:textarea-vertical-align="middle" draw:auto-grow-height="false" fo:min-height="1.253cm" fo:min-width="4.579cm" fo:padding-top="0.142cm" fo:padding-bottom="0.142cm" fo:padding-left="0.267cm" fo:padding-right="0.267cm"/>
    </style:style>
    <style:style style:name="gr8" style:family="graphic" style:parent-style-name="objectwithoutfill">
      <style:graphic-properties svg:stroke-width="0.035cm" svg:stroke-color="#3465a4" draw:marker-start-width="0.252cm" draw:marker-end="Rounded_20_short_20_Arrow" draw:marker-end-width="0.352cm" draw:fill="none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svg:stroke-width="0.035cm" svg:stroke-color="#4e9a06" draw:marker-start-width="0.252cm" draw:marker-end="Rounded_20_short_20_Arrow" draw:marker-end-width="0.352cm" draw:fill="none" draw:textarea-vertical-align="middle" fo:padding-top="0.142cm" fo:padding-bottom="0.142cm" fo:padding-left="0.267cm" fo:padding-right="0.267cm"/>
    </style:style>
    <style:style style:name="gr10" style:family="graphic" style:parent-style-name="objectwithoutfill">
      <style:graphic-properties svg:stroke-width="0.035cm" svg:stroke-color="#3465a4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1" style:family="graphic" style:parent-style-name="objectwithoutfill">
      <style:graphic-properties svg:stroke-width="0.035cm" svg:stroke-color="#4e9a06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2" style:family="graphic" style:parent-style-name="objectwithoutfill">
      <style:graphic-properties svg:stroke-width="0.035cm" svg:stroke-color="#4e9a06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3" style:family="graphic" style:parent-style-name="objectwithoutfill">
      <style:graphic-properties svg:stroke-width="0.035cm" svg:stroke-color="#4e9a06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14" style:family="graphic" style:parent-style-name="objectwithoutfill">
      <style:graphic-properties svg:stroke-width="0.035cm" svg:stroke-color="#00333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5" style:family="graphic" style:parent-style-name="objectwithoutfill">
      <style:graphic-properties svg:stroke-width="0.035cm" svg:stroke-color="#003333" draw:marker-start-width="0.252cm" draw:marker-end="Rounded_20_short_20_Arrow" draw:marker-end-width="0.3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true" fo:min-height="0.644cm" fo:min-width="2.372cm"/>
    </style:style>
    <style:style style:name="gr17" style:family="graphic" style:parent-style-name="objectwithoutfill">
      <style:graphic-properties svg:stroke-width="0.035cm" svg:stroke-color="#204a87" draw:marker-start-width="0.252cm" draw:marker-end-width="0.252cm" draw:fill="none" draw:fill-color="#729fcf" draw:textarea-vertical-align="middle" fo:padding-top="0.142cm" fo:padding-bottom="0.142cm" fo:padding-left="0.267cm" fo:padding-right="0.267cm"/>
    </style:style>
    <style:style style:name="gr18" style:family="graphic" style:parent-style-name="objectwithoutfill">
      <style:graphic-properties svg:stroke-width="0.035cm" svg:stroke-color="#204a87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9" style:family="graphic" style:parent-style-name="objectwithoutfill">
      <style:graphic-properties svg:stroke-width="0.035cm" svg:stroke-color="#003333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20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true" fo:min-height="0.644cm" fo:min-width="3.642cm"/>
    </style:style>
    <style:style style:name="gr21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true" fo:min-height="0.644cm" fo:min-width="1.766cm"/>
    </style:style>
    <style:style style:name="gr22" style:family="graphic" style:parent-style-name="standard">
      <style:graphic-properties svg:stroke-width="0.035cm" draw:marker-start-width="0.252cm" draw:marker-end-width="0.252cm" draw:textarea-horizontal-align="justify" draw:textarea-vertical-align="middle" draw:auto-grow-height="false" fo:min-height="0.632cm" fo:min-width="2.514cm" fo:padding-top="0.142cm" fo:padding-bottom="0.142cm" fo:padding-left="0.267cm" fo:padding-right="0.267cm"/>
    </style:style>
    <style:style style:name="gr23" style:family="graphic" style:parent-style-name="standard">
      <style:graphic-properties svg:stroke-width="0.035cm" draw:marker-start-width="0.252cm" draw:marker-end-width="0.252cm" draw:fill-color="#3465a4" draw:textarea-horizontal-align="justify" draw:textarea-vertical-align="middle" draw:auto-grow-height="false" fo:min-height="0.632cm" fo:min-width="2.514cm" fo:padding-top="0.142cm" fo:padding-bottom="0.142cm" fo:padding-left="0.267cm" fo:padding-right="0.267cm"/>
    </style:style>
    <style:style style:name="gr24" style:family="graphic" style:parent-style-name="objectwithoutfill">
      <style:graphic-properties svg:stroke-width="0.035cm" svg:stroke-color="#3465a4" draw:marker-start-width="0.252cm" draw:marker-end="Rounded_20_short_20_Arrow" draw:marker-end-width="0.352cm" draw:fill="none" draw:fill-color="#3465a4" draw:textarea-vertical-align="middle" fo:padding-top="0.142cm" fo:padding-bottom="0.142cm" fo:padding-left="0.267cm" fo:padding-right="0.267cm"/>
    </style:style>
    <style:style style:name="gr25" style:family="graphic" style:parent-style-name="standard">
      <style:graphic-properties draw:fill-color="#996600" draw:textarea-horizontal-align="justify" draw:textarea-vertical-align="middle" draw:auto-grow-height="false" fo:min-height="0.3cm" fo:min-width="2.548cm"/>
    </style:style>
    <style:style style:name="gr26" style:family="graphic" style:parent-style-name="standard">
      <style:graphic-properties draw:fill-color="#996600" draw:textarea-horizontal-align="justify" draw:textarea-vertical-align="middle" draw:auto-grow-height="false" fo:min-height="0.3cm" fo:min-width="0.897cm"/>
    </style:style>
    <style:style style:name="gr27" style:family="graphic" style:parent-style-name="standard">
      <style:graphic-properties draw:fill-color="#996600" draw:textarea-horizontal-align="justify" draw:textarea-vertical-align="middle" draw:auto-grow-height="false" fo:min-height="0.3cm" fo:min-width="0.467cm"/>
    </style:style>
    <style:style style:name="gr28" style:family="graphic" style:parent-style-name="standard">
      <style:graphic-properties draw:fill-color="#996600" draw:textarea-horizontal-align="justify" draw:textarea-vertical-align="middle" draw:auto-grow-height="false" fo:min-height="0.3cm" fo:min-width="2.112cm"/>
    </style:style>
    <style:style style:name="gr29" style:family="graphic" style:parent-style-name="standard">
      <style:graphic-properties draw:fill-color="#996600" draw:textarea-horizontal-align="justify" draw:textarea-vertical-align="middle" draw:auto-grow-height="false" fo:min-height="0.3cm" fo:min-width="3.056cm"/>
    </style:style>
    <style:style style:name="P1" style:family="paragraph">
      <loext:graphic-properties draw:fill-color="#cccc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font-name="Times New Roman" fo:font-size="16.3999996185303pt"/>
    </style:style>
    <style:style style:name="P4" style:family="paragraph">
      <loext:graphic-properties draw:fill-color="#00ff66"/>
      <style:paragraph-properties fo:text-align="center"/>
      <style:text-properties style:font-name="Times New Roman" fo:font-size="16.3999996185303pt"/>
    </style:style>
    <style:style style:name="P5" style:family="paragraph">
      <loext:graphic-properties draw:fill-color="#cc9900"/>
      <style:paragraph-properties fo:text-align="center"/>
      <style:text-properties style:font-name="Times New Roman" fo:font-size="16.3999996185303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style:font-name="Times New Roman" fo:font-size="16.3999996185303pt"/>
    </style:style>
    <style:style style:name="P8" style:family="paragraph">
      <loext:graphic-properties draw:fill="none" draw:fill-color="#729fcf"/>
      <style:paragraph-properties fo:text-align="center"/>
    </style:style>
    <style:style style:name="P9" style:family="paragraph">
      <loext:graphic-properties draw:fill-color="#3465a4"/>
      <style:paragraph-properties fo:text-align="center"/>
      <style:text-properties style:font-name="Times New Roman" fo:font-size="16.3999996185303pt" fo:font-style="italic" style:font-style-asian="italic" style:font-style-complex="italic"/>
    </style:style>
    <style:style style:name="P10" style:family="paragraph">
      <loext:graphic-properties draw:fill-color="#3465a4"/>
      <style:paragraph-properties fo:text-align="center"/>
      <style:text-properties style:font-name="Times New Roman" fo:font-size="16.3999996185303pt" fo:font-style="normal" style:font-style-asian="normal" style:font-style-complex="normal"/>
    </style:style>
    <style:style style:name="P11" style:family="paragraph">
      <loext:graphic-properties draw:fill="none" draw:fill-color="#3465a4"/>
      <style:paragraph-properties fo:text-align="center"/>
    </style:style>
    <style:style style:name="P12" style:family="paragraph">
      <loext:graphic-properties draw:fill-color="#996600"/>
      <style:paragraph-properties fo:text-align="center"/>
      <style:text-properties style:font-name="Times New Roman1" fo:font-size="16pt" style:font-size-asian="16pt" style:font-size-complex="16pt"/>
    </style:style>
    <style:style style:name="P13" style:family="paragraph">
      <style:paragraph-properties fo:text-align="center"/>
      <style:text-properties fo:font-style="italic" style:font-style-asian="italic" style:font-style-complex="italic"/>
    </style:style>
    <style:style style:name="P14" style:family="paragraph">
      <loext:graphic-properties draw:fill-color="#996600"/>
      <style:paragraph-properties fo:text-align="center"/>
      <style:text-properties style:font-name="Times New Roman1" fo:font-size="16pt" fo:font-style="italic" style:font-size-asian="16pt" style:font-style-asian="italic" style:font-size-complex="16pt" style:font-style-complex="italic"/>
    </style:style>
    <style:style style:name="T1" style:family="text">
      <style:text-properties style:font-name="Times New Roman" fo:font-size="16.3999996185303pt"/>
    </style:style>
    <style:style style:name="T2" style:family="text">
      <style:text-properties style:font-name="Times New Roman" fo:font-size="16.3999996185303pt" fo:font-style="italic" style:font-style-asian="italic" style:font-style-complex="italic"/>
    </style:style>
    <style:style style:name="T3" style:family="text">
      <style:text-properties style:font-name="Times New Roman" fo:font-size="16.3999996185303pt" fo:font-style="normal" style:font-style-asian="normal" style:font-style-complex="normal"/>
    </style:style>
    <style:style style:name="T4" style:family="text">
      <style:text-properties style:font-name="Times New Roman1" fo:font-size="16pt" style:font-size-asian="16pt" style:font-size-complex="16pt"/>
    </style:style>
    <style:style style:name="T5" style:family="text">
      <style:text-properties style:font-name="Times New Roman1" fo:font-size="16pt" fo:font-style="italic" style:font-size-asian="16pt" style:font-style-asian="italic" style:font-size-complex="16pt" style:font-style-complex="italic"/>
    </style:style>
    <style:style style:name="T6" style:family="text">
      <style:text-properties style:font-name="Times New Roman1" fo:font-size="16pt" fo:font-style="normal" style:font-size-asian="16pt" style:font-style-asian="normal" style:font-size-complex="16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3.616cm" svg:height="5.552cm" svg:x="1.361cm" svg:y="9.6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3.616cm" svg:height="7.518cm" svg:x="1.361cm" svg:y="1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047cm" svg:height="1.735cm" svg:x="6.059cm" svg:y="2.044cm">
          <text:p text:style-name="P2"><text:span text:style-name="T1">Partitur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" draw:text-style-name="P4" draw:layer="layout" svg:width="3.301cm" svg:height="1.735cm" svg:x="13.7cm" svg:y="2.059cm">
          <text:p text:style-name="P2"><text:span text:style-name="T1">A</text:span><text:span text:style-name="T1">u</text:span><text:span text:style-name="T1">di</text:span><text:span text:style-name="T1">o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4" draw:layer="layout" svg:width="4.952cm" svg:height="1.619cm" svg:x="18.121cm" svg:y="2.044cm">
          <text:p text:style-name="P2"><text:span text:style-name="T1">Analisis </text:span><text:span text:style-name="T1">Vocod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5" draw:layer="layout" svg:width="6.604cm" svg:height="1.503cm" svg:x="5.191cm" svg:y="8.406cm">
          <text:p text:style-name="P2"><text:span text:style-name="T1">Model </text:span><text:span text:style-name="T2">Timing</text:span><text:span text:style-name="T2"><text:line-break/></text:span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5.079cm" svg:height="1.503cm" svg:x="12.542cm" svg:y="8.406cm">
          <text:p text:style-name="P2"><text:span text:style-name="T1">Model </text:span><text:span text:style-name="T2">Pitch</text:span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5.079cm" svg:height="1.503cm" svg:x="19.01cm" svg:y="8.406cm">
          <text:p text:style-name="P2"><text:span text:style-name="T1">M</text:span><text:span text:style-name="T1">od</text:span><text:span text:style-name="T1">el </text:span><text:span text:style-name="T2">Ti</text:span><text:span text:style-name="T2">m</text:span><text:span text:style-name="T2">br</text:span><text:span text:style-name="T2">e</text:span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7.583cm" svg:y1="3.779cm" svg:x2="7.583cm" svg:y2="8.406cm">
          <text:p/>
        </draw:line>
        <draw:line draw:style-name="gr9" draw:text-style-name="P6" draw:layer="layout" svg:x1="17.001cm" svg:y1="2.97cm" svg:x2="18.121cm" svg:y2="2.97cm">
          <text:p/>
        </draw:line>
        <draw:line draw:style-name="gr10" draw:text-style-name="P6" draw:layer="layout" svg:x1="7.583cm" svg:y1="7.018cm" svg:x2="19.772cm" svg:y2="7.018cm">
          <text:p/>
        </draw:line>
        <draw:line draw:style-name="gr8" draw:text-style-name="P6" draw:layer="layout" svg:x1="13.423cm" svg:y1="7.018cm" svg:x2="13.423cm" svg:y2="8.406cm">
          <text:p/>
        </draw:line>
        <draw:line draw:style-name="gr8" draw:text-style-name="P6" draw:layer="layout" svg:x1="19.772cm" svg:y1="7.018cm" svg:x2="19.772cm" svg:y2="8.406cm">
          <text:p/>
        </draw:line>
        <draw:line draw:style-name="gr11" draw:text-style-name="P6" draw:layer="layout" svg:x1="21.168cm" svg:y1="3.663cm" svg:x2="21.168cm" svg:y2="8.405cm">
          <text:p/>
        </draw:line>
        <draw:line draw:style-name="gr12" draw:text-style-name="P6" draw:layer="layout" svg:x1="21.168cm" svg:y1="7.365cm" svg:x2="16.978cm" svg:y2="7.365cm">
          <text:p/>
        </draw:line>
        <draw:line draw:style-name="gr13" draw:text-style-name="P6" draw:layer="layout" svg:x1="16.978cm" svg:y1="7.365cm" svg:x2="16.978cm" svg:y2="8.406cm">
          <text:p/>
        </draw:line>
        <draw:line draw:style-name="gr14" draw:text-style-name="P6" draw:layer="layout" svg:x1="11.541cm" svg:y1="3.78cm" svg:x2="11.541cm" svg:y2="6.671cm">
          <text:p/>
        </draw:line>
        <draw:line draw:style-name="gr14" draw:text-style-name="P6" draw:layer="layout" svg:x1="9.741cm" svg:y1="6.671cm" svg:x2="22.057cm" svg:y2="6.671cm">
          <text:p/>
        </draw:line>
        <draw:line draw:style-name="gr15" draw:text-style-name="P6" draw:layer="layout" svg:x1="9.741cm" svg:y1="6.671cm" svg:x2="9.741cm" svg:y2="8.406cm">
          <text:p/>
        </draw:line>
        <draw:line draw:style-name="gr15" draw:text-style-name="P6" draw:layer="layout" svg:x1="15.34cm" svg:y1="6.671cm" svg:x2="15.34cm" svg:y2="8.406cm">
          <text:p/>
        </draw:line>
        <draw:line draw:style-name="gr15" draw:text-style-name="P6" draw:layer="layout" svg:x1="22.038cm" svg:y1="6.671cm" svg:x2="22.038cm" svg:y2="8.406cm">
          <text:p/>
        </draw:line>
        <draw:frame draw:style-name="gr16" draw:text-style-name="P7" draw:layer="layout" svg:width="2.872cm" svg:height="0.894cm" svg:x="1.361cm" svg:y="8.108cm">
          <draw:text-box>
            <text:p><text:span text:style-name="T1">Pelatihan</text:span></text:p>
          </draw:text-box>
        </draw:frame>
        <draw:custom-shape draw:style-name="gr3" draw:text-style-name="P3" draw:layer="layout" svg:width="3.047cm" svg:height="1.735cm" svg:x="4.805cm" svg:y="12.801cm">
          <text:p text:style-name="P2"><text:span text:style-name="T1">Partitur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4" draw:layer="layout" svg:width="4.952cm" svg:height="1.619cm" svg:x="19.264cm" svg:y="12.801cm">
          <text:p text:style-name="P2"><text:span text:style-name="T1">Sintesis Vocod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7" draw:text-style-name="P8" draw:layer="layout" svg:x1="6.329cm" svg:y1="11.16cm" svg:x2="14.439cm" svg:y2="11.16cm">
          <text:p/>
        </draw:line>
        <draw:line draw:style-name="gr12" draw:text-style-name="P6" draw:layer="layout" svg:x1="16.217cm" svg:y1="11.76cm" svg:x2="22.692cm" svg:y2="11.76cm">
          <text:p/>
        </draw:line>
        <draw:line draw:style-name="gr18" draw:text-style-name="P6" draw:layer="layout" svg:x1="14.439cm" svg:y1="11.181cm" svg:x2="14.439cm" svg:y2="9.909cm">
          <text:p/>
        </draw:line>
        <draw:line draw:style-name="gr14" draw:text-style-name="P6" draw:layer="layout" svg:x1="10.741cm" svg:y1="9.909cm" svg:x2="10.741cm" svg:y2="10.719cm">
          <text:p/>
        </draw:line>
        <draw:line draw:style-name="gr14" draw:text-style-name="P6" draw:layer="layout" svg:x1="10.741cm" svg:y1="10.719cm" svg:x2="20.406cm" svg:y2="10.719cm">
          <text:p/>
        </draw:line>
        <draw:line draw:style-name="gr15" draw:text-style-name="P6" draw:layer="layout" svg:x1="12.961cm" svg:y1="10.719cm" svg:x2="12.961cm" svg:y2="9.909cm">
          <text:p/>
        </draw:line>
        <draw:line draw:style-name="gr19" draw:text-style-name="P6" draw:layer="layout" svg:x1="20.407cm" svg:y1="10.719cm" svg:x2="20.407cm" svg:y2="9.909cm">
          <text:p/>
        </draw:line>
        <draw:line draw:style-name="gr11" draw:text-style-name="P6" draw:layer="layout" svg:x1="22.692cm" svg:y1="9.909cm" svg:x2="22.692cm" svg:y2="12.801cm">
          <text:p/>
        </draw:line>
        <draw:line draw:style-name="gr12" draw:text-style-name="P6" draw:layer="layout" svg:x1="16.217cm" svg:y1="11.76cm" svg:x2="16.217cm" svg:y2="9.909cm">
          <text:p/>
        </draw:line>
        <draw:frame draw:style-name="gr20" draw:text-style-name="P7" draw:layer="layout" svg:width="4.142cm" svg:height="0.894cm" svg:x="1.361cm" svg:y="9.653cm">
          <draw:text-box>
            <text:p><text:span text:style-name="T1">Pembangkitan</text:span></text:p>
          </draw:text-box>
        </draw:frame>
        <draw:custom-shape draw:style-name="gr4" draw:text-style-name="P4" draw:layer="layout" svg:width="3.301cm" svg:height="1.735cm" svg:x="25.358cm" svg:y="12.685cm">
          <text:p text:style-name="P2"><text:span text:style-name="T1">Audio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21" draw:text-style-name="P7" draw:layer="layout" svg:width="2.266cm" svg:height="0.894cm" svg:x="25.758cm" svg:y="14.42cm">
          <draw:text-box>
            <text:p><text:span text:style-name="T1">Output</text:span></text:p>
          </draw:text-box>
        </draw:frame>
        <draw:line draw:style-name="gr11" draw:text-style-name="P6" draw:layer="layout" svg:x1="24.216cm" svg:y1="13.611cm" svg:x2="25.359cm" svg:y2="13.611cm">
          <text:p/>
        </draw:line>
        <draw:custom-shape draw:style-name="gr22" draw:text-style-name="P3" draw:layer="layout" svg:width="3.047cm" svg:height="1.735cm" svg:x="6.059cm" svg:y="2.044cm">
          <text:p text:style-name="P2"><text:span text:style-name="T1">Partitur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3" draw:text-style-name="P9" draw:layer="layout" svg:width="3.047cm" svg:height="1.735cm" svg:x="9.959cm" svg:y="2.044cm">
          <text:p text:style-name="P2"><text:span text:style-name="T2">Timing</text:span><text:span text:style-name="T2"><text:line-break/></text:span><text:span text:style-name="T3">Fonetik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3" draw:text-style-name="P10" draw:layer="layout" svg:width="3.047cm" svg:height="1.735cm" svg:x="8.383cm" svg:y="12.811cm">
          <text:p text:style-name="P2"><text:span text:style-name="T3">Urutan</text:span><text:span text:style-name="T3"><text:line-break/></text:span><text:span text:style-name="T3">Fonetik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8" draw:text-style-name="P6" draw:layer="layout" svg:x1="6.329cm" svg:y1="12.81cm" svg:x2="6.329cm" svg:y2="9.918cm">
          <text:p/>
        </draw:line>
        <draw:line draw:style-name="gr24" draw:text-style-name="P11" draw:layer="layout" svg:x1="9.929cm" svg:y1="12.819cm" svg:x2="9.929cm" svg:y2="9.927cm">
          <text:p/>
        </draw:line>
        <draw:line draw:style-name="gr12" draw:text-style-name="P6" draw:layer="layout" svg:x1="16.217cm" svg:y1="10.398cm" svg:x2="19.542cm" svg:y2="10.398cm">
          <text:p/>
        </draw:line>
        <draw:line draw:style-name="gr11" draw:text-style-name="P6" draw:layer="layout" svg:x1="19.542cm" svg:y1="10.427cm" svg:x2="19.542cm" svg:y2="9.909cm">
          <text:p/>
        </draw:line>
        <draw:custom-shape draw:style-name="gr25" draw:text-style-name="P12" draw:layer="layout" svg:width="3.048cm" svg:height="0.55cm" svg:x="13.573cm" svg:y="9.128cm">
          <text:p text:style-name="P2"><text:span text:style-name="T4">Model F0 </text:span></text:p>
          <draw:enhanced-geometry svg:viewBox="0 0 21600 21600" draw:type="rectangle" draw:enhanced-path="M 0 0 L 21600 0 21600 21600 0 21600 0 0 Z N"/>
        </draw:custom-shape>
        <draw:custom-shape draw:style-name="gr26" draw:text-style-name="P12" draw:layer="layout" svg:width="1.397cm" svg:height="0.55cm" svg:x="19.415cm" svg:y="9.128cm">
          <text:p text:style-name="P2"><text:span text:style-name="T4">V/UV</text:span></text:p>
          <draw:enhanced-geometry svg:viewBox="0 0 21600 21600" draw:type="rectangle" draw:enhanced-path="M 0 0 L 21600 0 21600 21600 0 21600 0 0 Z N"/>
        </draw:custom-shape>
        <draw:custom-shape draw:style-name="gr26" draw:text-style-name="P12" draw:layer="layout" svg:width="1.397cm" svg:height="0.55cm" svg:x="19.415cm" svg:y="9.128cm">
          <text:p text:style-name="P2"><text:span text:style-name="T4">V/UV</text:span></text:p>
          <draw:enhanced-geometry svg:viewBox="0 0 21600 21600" draw:type="rectangle" draw:enhanced-path="M 0 0 L 21600 0 21600 21600 0 21600 0 0 Z N"/>
        </draw:custom-shape>
        <draw:custom-shape draw:style-name="gr27" draw:text-style-name="P12" draw:layer="layout" svg:width="0.967cm" svg:height="0.55cm" svg:x="21.115cm" svg:y="9.128cm">
          <text:p text:style-name="P2"><text:span text:style-name="T4">SP</text:span></text:p>
          <draw:enhanced-geometry svg:viewBox="0 0 21600 21600" draw:type="rectangle" draw:enhanced-path="M 0 0 L 21600 0 21600 21600 0 21600 0 0 Z N"/>
        </draw:custom-shape>
        <draw:custom-shape draw:style-name="gr27" draw:text-style-name="P12" draw:layer="layout" svg:width="0.967cm" svg:height="0.55cm" svg:x="22.515cm" svg:y="9.128cm">
          <text:p text:style-name="P2"><text:span text:style-name="T4">AP</text:span></text:p>
          <draw:enhanced-geometry svg:viewBox="0 0 21600 21600" draw:type="rectangle" draw:enhanced-path="M 0 0 L 21600 0 21600 21600 0 21600 0 0 Z N"/>
        </draw:custom-shape>
        <draw:custom-shape draw:style-name="gr28" draw:text-style-name="P14" draw:layer="layout" svg:width="2.612cm" svg:height="0.55cm" svg:x="5.373cm" svg:y="9.128cm">
          <text:p text:style-name="P13"><text:span text:style-name="T5">Timing </text:span><text:span text:style-name="T6">Not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3.556cm" svg:height="0.55cm" svg:x="8.112cm" svg:y="9.128cm">
          <text:p text:style-name="P13"><text:span text:style-name="T5">Timing </text:span><text:span text:style-name="T6">Fonetik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16.5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4T19:31:20.067239696</meta:creation-date>
    <dc:date>2019-05-16T05:40:16.751773507</dc:date>
    <meta:editing-duration>PT24M18S</meta:editing-duration>
    <meta:editing-cycles>8</meta:editing-cycles>
    <meta:generator>LibreOffice/5.1.6.2$Linux_X86_64 LibreOffice_project/10m0$Build-2</meta:generator>
    <meta:document-statistic meta:object-count="51"/>
  </office:meta>
</office:document-meta>
</file>